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6ad" officeooo:paragraph-rsid="0000d6ad"/>
    </style:style>
    <style:style style:name="P2" style:family="paragraph" style:parent-style-name="Standard">
      <style:text-properties style:font-name="Verdana" officeooo:rsid="0000d6ad" officeooo:paragraph-rsid="0000d6ad"/>
    </style:style>
    <style:style style:name="P3" style:family="paragraph" style:parent-style-name="Standard">
      <style:paragraph-properties fo:text-align="justify" style:justify-single-word="false"/>
      <style:text-properties style:font-name="Verdana" officeooo:paragraph-rsid="0000d6ad"/>
    </style:style>
    <style:style style:name="P4" style:family="paragraph" style:parent-style-name="Index_20_Heading">
      <style:text-properties style:font-name="Verdana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Verdana" fo:font-size="10pt" fo:letter-spacing="normal" fo:font-style="normal" fo:font-weight="normal" officeooo:rsid="0000d6ad" officeooo:paragraph-rsid="0000d6ad" style:font-size-asian="10pt" style:font-style-asian="normal" style:font-size-complex="10pt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Verdana" fo:font-size="10pt" fo:letter-spacing="normal" fo:font-style="normal" fo:font-weight="normal" officeooo:rsid="0000d6ad" officeooo:paragraph-rsid="0000d6ad" style:font-size-asian="10pt" style:font-style-asian="normal" style:font-size-complex="10pt" style:font-style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Verdana" fo:font-size="10pt" fo:letter-spacing="normal" fo:font-style="normal" fo:font-weight="normal" officeooo:rsid="0001ddc9" officeooo:paragraph-rsid="0001ddc9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Verdana" fo:font-size="12pt" fo:letter-spacing="normal" fo:font-style="normal" fo:font-weight="normal" officeooo:rsid="0000d6ad" officeooo:paragraph-rsid="0000d6ad" style:font-size-asian="12pt" style:font-style-asian="normal" style:font-size-complex="12pt" style:font-style-complex="normal"/>
    </style:style>
    <style:style style:name="T1" style:family="text">
      <style:text-properties officeooo:rsid="0000d6ad"/>
    </style:style>
    <style:style style:name="T2" style:family="text">
      <style:text-properties fo:font-variant="normal" fo:text-transform="none" fo:color="#000000" fo:font-size="10pt" fo:letter-spacing="normal" fo:font-style="italic" fo:font-weight="normal" style:font-size-asian="10pt" style:font-style-asian="italic" style:font-size-complex="10pt" style:font-style-complex="italic"/>
    </style:style>
    <style:style style:name="T3" style:family="text">
      <style:text-properties fo:font-variant="normal" fo:text-transform="none" fo:color="#000000" fo:font-size="10pt" fo:letter-spacing="normal" fo:font-style="italic" fo:font-weight="normal" officeooo:rsid="0000d6ad" style:font-size-asian="10pt" style:font-style-asian="italic" style:font-size-complex="10pt" style:font-style-complex="italic"/>
    </style:style>
    <style:style style:name="T4" style:family="text">
      <style:text-properties fo:font-size="10pt" officeooo:rsid="0000d6ad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plication : Amateur d'ocarina</text:p>
      <text:p text:style-name="P2"/>
      <text:p text:style-name="P3"><text:span text:style-name="T1">Sujet : «</text:span><text:span text:style-name="T4"> </text:span><text:span text:style-name="T2">L'utilisateur de l'application amateur d'ocarina souhaite réaliser une petite application lui permettant de garder les informations sur cet instrument, à la fois les occurrences dans lesquelles intervient un ocarina (film, musiques, vidéos, concert...). Pour chaque occu</text:span><text:span text:style-name="T3">r</text:span><text:span text:style-name="T2">rence, il faut garder le type, la durée, le type d'ocarina, </text:span><text:span text:style-name="T3">l’interprète</text:span><text:span text:style-name="T2">, un commentaire. L'application doit permettre à l'utilisateur de rajouter une </text:span><text:span text:style-name="T3">occurrence</text:span><text:span text:style-name="T2">, mais aussi de retrouver une occurrence par date d'insertion, par type et par </text:span><text:span text:style-name="T3">interprète.</text:span><text:span text:style-name="T2"> ».</text:span></text:p>
      <text:p text:style-name="P5"/>
      <text:p text:style-name="P5"/>
      <text:p text:style-name="P8">Étapes :</text:p>
      <text:list xml:id="list7436926625905677127" text:style-name="L1">
        <text:list-item>
          <text:p text:style-name="P6">Visualisation simple des données sans aucun tri possible</text:p>
        </text:list-item>
        <text:list-item>
          <text:p text:style-name="P6">Saisie et enregistrement des différentes données</text:p>
        </text:list-item>
        <text:list-item>
          <text:p text:style-name="P6">Ajout des tris :</text:p>
          <text:list>
            <text:list-item>
              <text:p text:style-name="P6">Quel est le type d'ocarina préféré d'un interprète</text:p>
            </text:list-item>
            <text:list-item>
              <text:p text:style-name="P6">Quel est l'interprète ayant le plus joué d'un type ocarina</text:p>
            </text:list-item>
            <text:list-item>
              <text:p text:style-name="P6">Quel est le type d'ocarina le plus utilisé pour un type de média</text:p>
            </text:list-item>
            <text:list-item>
              <text:p text:style-name="P6">Quel est le type de média le plus utilisé pour un type d'ocarina</text:p>
            </text:list-item>
            <text:list-item>
              <text:p text:style-name="P7">Quelle est la proportion de temps d'un type d'ocarina pour un média</text:p>
            </text:list-item>
            <text:list-item>
              <text:p text:style-name="P6">Quel est la durée moyenne/minimum/maximum de jeu d'un :</text:p>
              <text:list>
                <text:list-item>
                  <text:p text:style-name="P6">type d'ocarina</text:p>
                </text:list-item>
                <text:list-item>
                  <text:p text:style-name="P6">interprète</text:p>
                </text:list-item>
                <text:list-item>
                  <text:p text:style-name="P6">type de média</text:p>
                </text:list-item>
                <text:list-item>
                  <text:p text:style-name="P6">tout ocarina confondu</text:p>
                </text:list-item>
              </text:list>
            </text:list-item>
          </text:list>
        </text:list-item>
        <text:list-item>
          <text:p text:style-name="P6">Création de l'interface web</text:p>
        </text:list-item>
      </text:list>
      <text:p text:style-name="P5"/>
      <text:p text:style-name="P5">Si le temps le permet, une amélioration possible serait d'inclure un « doigté » interactif pour un type d'ocarin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8:15:19.172778511</meta:creation-date>
    <dc:date>2016-03-29T19:01:08.323922298</dc:date>
    <meta:editing-duration>PT58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8" meta:word-count="211" meta:character-count="1265" meta:non-whitespace-character-count="1086"/>
  </office:meta>
</office:document-meta>
</file>